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scadia Mono" svg:font-family="'Cascadia Mono', 'Roboto Mono', 'Droid Sans Mono', 'SF Mono', Menlo, 'Ubuntu Mono', Consolas, monospace"/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Cascadia Mono" fo:font-size="10.5pt" fo:letter-spacing="normal" fo:font-style="normal" fo:font-weight="normal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loext:opacity="100%" style:font-name="Cascadia Mono" fo:font-size="10.5pt" fo:letter-spacing="normal" fo:font-style="normal" fo:font-weight="normal" officeooo:rsid="00124288" officeooo:paragraph-rsid="001242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cc -Wall -Werror -Wextra -std=c11 -o hello hello.c</text:p>
      <text:p text:style-name="P2">hell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scadia Mono" svg:font-family="'Cascadia Mono', 'Roboto Mono', 'Droid Sans Mono', 'SF Mono', Menlo, 'Ubuntu Mono', Consolas, monospace"/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DejaVu Sans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25T14:20:47.008849972</dc:date>
    <meta:editing-duration>PT15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" meta:word-count="9" meta:character-count="56" meta:non-whitespace-character-count="49"/>
  </office:meta>
</office:document-meta>
</file>